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2.449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6.25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1pt" style:font-size-complex="11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6pt" style:font-size-complex="16pt"/>
    </style:style>
    <style:style style:name="P5" style:family="paragraph">
      <style:paragraph-properties fo:text-align="start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3" draw:layer="layout" svg:width="7cm" svg:height="2.147cm" svg:x="9.75cm" svg:y="1cm">
          <draw:text-box>
            <text:p text:style-name="P1">Event</text:p>
            <text:p text:style-name="P2"><text:span text:style-name="T1">EVENT_TYPE _type</text:span></text:p>
            <text:p text:style-name="P2"><text:span text:style-name="T1">const Base_Host *_host</text:span></text:p>
            <text:p text:style-name="P2"><text:span text:style-name="T1">void signalEvent()</text:span></text:p>
          </draw:text-box>
        </draw:frame>
        <draw:frame draw:style-name="gr2" draw:text-style-name="P4" draw:layer="layout" svg:width="6cm" svg:height="1cm" svg:x="1cm" svg:y="3.75cm">
          <draw:text-box>
            <text:p text:style-name="P1">Event_connect</text:p>
          </draw:text-box>
        </draw:frame>
        <draw:frame draw:style-name="gr2" draw:text-style-name="P4" draw:layer="layout" svg:width="6cm" svg:height="1cm" svg:x="1cm" svg:y="5.25cm">
          <draw:text-box>
            <text:p text:style-name="P1">Event_disconnect</text:p>
          </draw:text-box>
        </draw:frame>
        <draw:frame draw:style-name="gr3" draw:text-style-name="P4" draw:layer="layout" svg:width="6cm" svg:height="1.199cm" svg:x="1cm" svg:y="6.5cm">
          <draw:text-box>
            <text:p text:style-name="P1">Event_state</text:p>
            <text:p text:style-name="P5"><text:span text:style-name="T1">STATE_TYPE _state</text:span></text:p>
          </draw:text-box>
        </draw:frame>
        <draw:frame draw:style-name="gr4" draw:text-style-name="P4" draw:layer="layout" svg:width="14cm" svg:height="3.569cm" svg:x="1cm" svg:y="8.051cm">
          <draw:text-box>
            <text:p text:style-name="P1">Event_data</text:p>
            <text:p text:style-name="P5"><text:span text:style-name="T2">DATA_DIRECTION _type</text:span></text:p>
            <text:p text:style-name="P5"><text:span text:style-name="T2">uint8_t _channelNumber</text:span></text:p>
            <text:p text:style-name="P5"><text:span text:style-name="T2">Raw _raw</text:span></text:p>
            <text:p text:style-name="P5"><text:span text:style-name="T2">std::function&lt;bool(Raw, Raw)&gt; _compare</text:span></text:p>
            <text:p text:style-name="P5"><text:span text:style-name="T2"/></text:p>
            <text:p text:style-name="P5"><text:span text:style-name="T2">void slotCheckData(uint8_t channleNumber, Raw rhs)</text:span></text:p>
          </draw:text-box>
        </draw:frame>
        <draw:line draw:style-name="gr5" draw:text-style-name="P6" draw:layer="layout" svg:x1="12.75cm" svg:y1="3.25cm" svg:x2="7cm" svg:y2="4.25cm">
          <text:p/>
        </draw:line>
        <draw:line draw:style-name="gr6" draw:text-style-name="P6" draw:layer="layout" svg:x1="12.75cm" svg:y1="3.25cm" svg:x2="7cm" svg:y2="5.75cm">
          <text:p/>
        </draw:line>
        <draw:line draw:style-name="gr7" draw:text-style-name="P6" draw:layer="layout" svg:x1="12.75cm" svg:y1="3.25cm" svg:x2="7cm" svg:y2="7cm">
          <text:p/>
        </draw:line>
        <draw:line draw:style-name="gr8" draw:text-style-name="P6" draw:layer="layout" svg:x1="12.75cm" svg:y1="3.25cm" svg:x2="8.198cm" svg:y2="8cm">
          <text:p/>
        </draw:line>
      </draw:page>
      <draw:page draw:name="page2" draw:style-name="dp1" draw:master-page-name="Обычный">
        <draw:frame draw:style-name="gr1" draw:text-style-name="P3" draw:layer="layout" svg:width="7cm" svg:height="1.75cm" svg:x="9.75cm" svg:y="1cm">
          <draw:text-box>
            <text:p text:style-name="P1">Action</text:p>
            <text:p text:style-name="P2"><text:span text:style-name="T1">ACTION_TYPE _type</text:span></text:p>
            <text:p text:style-name="P2"><text:span text:style-name="T1">virtual void exec() = 0;</text:span></text:p>
          </draw:text-box>
        </draw:frame>
        <draw:frame draw:style-name="gr2" draw:text-style-name="P4" draw:layer="layout" svg:width="6cm" svg:height="1.673cm" svg:x="1cm" svg:y="3.75cm">
          <draw:text-box>
            <text:p text:style-name="P1"><text:span text:style-name="T1">Action_MSG</text:span></text:p>
            <text:p text:style-name="P1"><text:span text:style-name="T1"/></text:p>
            <text:p text:style-name="P7"><text:span text:style-name="T1">virtual void exec() </text:span></text:p>
          </draw:text-box>
        </draw:frame>
        <draw:frame draw:style-name="gr2" draw:text-style-name="P4" draw:layer="layout" svg:width="6cm" svg:height="3.569cm" svg:x="1cm" svg:y="5.75cm">
          <draw:text-box>
            <text:p text:style-name="P1"><text:span text:style-name="T1">Action_Data_TX</text:span></text:p>
            <text:p text:style-name="P5"><text:span text:style-name="T1"/></text:p>
            <text:p text:style-name="P5"><text:span text:style-name="T1">Base_Host *_host;</text:span></text:p>
            <text:p text:style-name="P5"><text:span text:style-name="T1">uint8_t _channelNumber;</text:span></text:p>
            <text:p text:style-name="P5"><text:span text:style-name="T1">QByteArray _data;</text:span></text:p>
            <text:p text:style-name="P5"><text:span text:style-name="T1"/></text:p>
            <text:p text:style-name="P7"><text:span text:style-name="T1">virtual void exec()</text:span></text:p>
          </draw:text-box>
        </draw:frame>
        <draw:frame draw:style-name="gr9" draw:text-style-name="P4" draw:layer="layout" svg:width="13cm" svg:height="6.5cm" svg:x="1cm" svg:y="9.75cm">
          <draw:text-box>
            <text:p text:style-name="P1"><text:span text:style-name="T1">Action_Data_TX_Ref</text:span></text:p>
            <text:p text:style-name="P5"><text:span text:style-name="T1"/></text:p>
            <text:p text:style-name="P5"><text:span text:style-name="T1"><text:s text:c="4"/></text:span><text:span text:style-name="T1">Base_Host *_dstHost, *_srcHost;</text:span></text:p>
            <text:p text:style-name="P5"><text:span text:style-name="T1"><text:s text:c="4"/></text:span><text:span text:style-name="T1">uint8_t _dstChannelNumber, _srcChannelNumber;</text:span></text:p>
          </draw:text-box>
        </draw:frame>
        <draw:line draw:style-name="gr5" draw:text-style-name="P6" draw:layer="layout" svg:x1="12.75cm" svg:y1="3.25cm" svg:x2="7cm" svg:y2="4.5cm">
          <text:p/>
        </draw:line>
        <draw:line draw:style-name="gr6" draw:text-style-name="P6" draw:layer="layout" svg:x1="12.75cm" svg:y1="3.25cm" svg:x2="7cm" svg:y2="5.75cm">
          <text:p/>
        </draw:line>
        <draw:line draw:style-name="gr7" draw:text-style-name="P6" draw:layer="layout" svg:x1="12.75cm" svg:y1="3.25cm" svg:x2="7cm" svg:y2="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14:32.235699800</meta:creation-date>
    <dc:date>2023-05-22T15:45:13.661855831</dc:date>
    <meta:editing-duration>PT30M31S</meta:editing-duration>
    <meta:editing-cycles>19</meta:editing-cycles>
    <meta:generator>LibreOffice/7.5.2.2$Linux_X86_64 LibreOffice_project/50$Build-2</meta:generator>
    <meta:document-statistic meta:object-count="16"/>
  </office:meta>
</office:document-meta>
</file>